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Fonts/Font_DejaVu_Sans_1.ttf" manifest:media-type="application/x-font-ttf"/>
  <manifest:file-entry manifest:full-path="Fonts/Font_Times_New_Roman_1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Courier_Final_Draft_1.ttf" manifest:media-type="application/x-font-ttf"/>
  <manifest:file-entry manifest:full-path="Fonts/Font_Liberation_Sans_2.ttf" manifest:media-type="application/x-font-ttf"/>
  <manifest:file-entry manifest:full-path="Fonts/Font_Courier_Final_Draft_2.ttf" manifest:media-type="application/x-font-ttf"/>
  <manifest:file-entry manifest:full-path="Fonts/Font_Liberation_Sans_3.ttf" manifest:media-type="application/x-font-ttf"/>
  <manifest:file-entry manifest:full-path="Fonts/Font_DejaVu_Sans_2.ttf" manifest:media-type="application/x-font-ttf"/>
  <manifest:file-entry manifest:full-path="Fonts/Font_Times_New_Roman_2.ttf" manifest:media-type="application/x-font-ttf"/>
  <manifest:file-entry manifest:full-path="Fonts/Font_Arial_1.ttf" manifest:media-type="application/x-font-ttf"/>
  <manifest:file-entry manifest:full-path="Fonts/Font_Times_New_Roman_3.ttf" manifest:media-type="application/x-font-ttf"/>
  <manifest:file-entry manifest:full-path="Fonts/Font_Arial_2.ttf" manifest:media-type="application/x-font-ttf"/>
  <manifest:file-entry manifest:full-path="Fonts/Font_Times_New_Roman_4.ttf" manifest:media-type="application/x-font-ttf"/>
  <manifest:file-entry manifest:full-path="Fonts/Font_Arial_3.ttf" manifest:media-type="application/x-font-ttf"/>
  <manifest:file-entry manifest:full-path="Fonts/Font_Old_Stamper_1.ttf" manifest:media-type="application/x-font-ttf"/>
  <manifest:file-entry manifest:full-path="Fonts/Font_Arial_4.ttf" manifest:media-type="application/x-font-ttf"/>
  <manifest:file-entry manifest:full-path="Fonts/Font_Courier_Final_Draft_3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Final Draft" svg:font-family="'Courier Final Draft'" style:font-pitch="fixed">
      <svg:font-face-src>
        <svg:font-face-uri xlink:href="Fonts/Font_Courier_Final_Draft_1.ttf" xlink:type="simple" loext:font-style="normal" loext:font-weight="normal">
          <svg:font-face-format svg:string="truetype"/>
        </svg:font-face-uri>
        <svg:font-face-uri xlink:href="Fonts/Font_Courier_Final_Draft_2.ttf" xlink:type="simple" loext:font-style="normal" loext:font-weight="bold">
          <svg:font-face-format svg:string="truetype"/>
        </svg:font-face-uri>
        <svg:font-face-uri xlink:href="Fonts/Font_Courier_Final_Draft_3.ttf" xlink:type="simple" loext:font-style="italic" loext:font-weight="normal">
          <svg:font-face-format svg:string="truetype"/>
        </svg:font-face-uri>
      </svg:font-face-src>
    </style:font-face>
    <style:font-face style:name="Courier Final Draft2" svg:font-family="'Courier Final Draft'" style:font-adornments="Bold" style:font-pitch="fixed">
      <svg:font-face-src>
        <svg:font-face-uri xlink:href="Fonts/Font_Courier_Final_Draft_1.ttf" xlink:type="simple" loext:font-style="normal" loext:font-weight="normal">
          <svg:font-face-format svg:string="truetype"/>
        </svg:font-face-uri>
        <svg:font-face-uri xlink:href="Fonts/Font_Courier_Final_Draft_2.ttf" xlink:type="simple" loext:font-style="normal" loext:font-weight="bold">
          <svg:font-face-format svg:string="truetype"/>
        </svg:font-face-uri>
        <svg:font-face-uri xlink:href="Fonts/Font_Courier_Final_Draft_3.ttf" xlink:type="simple" loext:font-style="italic" loext:font-weight="normal">
          <svg:font-face-format svg:string="truetype"/>
        </svg:font-face-uri>
      </svg:font-face-src>
    </style:font-face>
    <style:font-face style:name="Courier Final Draft3" svg:font-family="'Courier Final Draft'" style:font-adornments="Regular" style:font-pitch="fixed">
      <svg:font-face-src>
        <svg:font-face-uri xlink:href="Fonts/Font_Courier_Final_Draft_1.ttf" xlink:type="simple" loext:font-style="normal" loext:font-weight="normal">
          <svg:font-face-format svg:string="truetype"/>
        </svg:font-face-uri>
        <svg:font-face-uri xlink:href="Fonts/Font_Courier_Final_Draft_2.ttf" xlink:type="simple" loext:font-style="normal" loext:font-weight="bold">
          <svg:font-face-format svg:string="truetype"/>
        </svg:font-face-uri>
        <svg:font-face-uri xlink:href="Fonts/Font_Courier_Final_Draft_3.ttf" xlink:type="simple" loext:font-style="italic" loext:font-weight="normal">
          <svg:font-face-format svg:string="truetype"/>
        </svg:font-face-uri>
      </svg:font-face-src>
    </style:font-face>
    <style:font-face style:name="Courier New1" svg:font-family="'Courier New'" style:font-family-generic="modern" style:font-pitch="fixed"/>
    <style:font-face style:name="Arial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Final Draft1" svg:font-family="'Courier Final Draft'" style:font-pitch="variable"/>
    <style:font-face style:name="Liberation Sans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Old Stamper" svg:font-family="'Old Stamper'" style:font-pitch="variable">
      <svg:font-face-src>
        <svg:font-face-uri xlink:href="Fonts/Font_Old_Stamper_1.ttf" xlink:type="simple" loext:font-style="normal" loext:font-weight="normal">
          <svg:font-face-format svg:string="truetype"/>
        </svg:font-face-uri>
      </svg:font-face-src>
    </style:font-face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roman" style:font-pitch="variable"/>
    <style:font-face style:name="Liberation Sans2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4" svg:font-family="'Liberation Sans'" style:font-adornments="Normal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adornments="Regular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Liberation Sans3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5" svg:font-family="'Liberation Sans'" style:font-adornments="Normal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Times New Roman" svg:font-family="'Times New Roman'" style:font-family-generic="swiss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46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title">
      <style:graphic-properties fo:min-height="3.466cm"/>
      <style:paragraph-properties style:writing-mode="lr-tb"/>
    </style:style>
    <style:style style:name="pr6" style:family="presentation" style:parent-style-name="DNA-outline1">
      <style:graphic-properties fo:min-height="11.929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>
      <style:graphic-properties fo:min-height="5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="none" draw:fill-color="#ffffff"/>
      <style:paragraph-properties style:writing-mode="lr-tb"/>
      <style:text-properties style:font-name="Old Stamper" fo:font-size="64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style:writing-mode="lr-tb"/>
      <style:text-properties style:font-name="Courier Final Draf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style:paragraph-properties style:writing-mode="lr-tb"/>
      <style:text-properties fo:color="#000099" style:font-name="Courier Final Draft3" fo:font-size="18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font-name="Courier Final Draft3" fo:font-size="18pt" style:font-size-asian="24pt" style:font-size-complex="24pt"/>
    </style:style>
    <style:style style:name="P11" style:family="paragraph">
      <style:paragraph-properties style:writing-mode="lr-tb"/>
      <style:text-properties fo:color="#000099" style:font-name="Courier New1" fo:font-size="18pt" fo:font-weight="bold" style:font-size-asian="24pt" style:font-weight-asian="bold" style:font-size-complex="24pt" style:font-weight-complex="bold"/>
    </style:style>
    <style:style style:name="P12" style:family="paragraph">
      <style:paragraph-properties style:writing-mode="lr-tb"/>
      <style:text-properties fo:color="#000099" style:font-name="Courier Final Draft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style:writing-mode="lr-tb"/>
      <style:text-properties fo:color="#000099" style:font-name="Courier Final Draft" fo:font-weight="bold" style:font-weight-asian="bold" style:font-weight-complex="bold"/>
    </style:style>
    <style:style style:name="P14" style:family="paragraph">
      <style:paragraph-properties style:writing-mode="lr-tb"/>
      <style:text-properties fo:color="#000099" style:font-name="Courier Final Draft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style:writing-mode="lr-tb"/>
      <style:text-properties style:font-name="Courier Final Draft" fo:font-size="14pt" style:font-size-asian="14pt" style:font-size-complex="14pt"/>
    </style:style>
    <style:style style:name="P16" style:family="paragraph">
      <style:paragraph-properties style:writing-mode="lr-tb"/>
      <style:text-properties style:font-name="Courier Final Draft" fo:font-size="18pt" style:font-size-asian="18pt" style:font-size-complex="18pt"/>
    </style:style>
    <style:style style:name="P17" style:family="paragraph">
      <style:paragraph-properties style:writing-mode="lr-tb"/>
      <style:text-properties style:font-name="Courier Final Draft" fo:font-size="20pt" style:font-size-asian="20pt" style:font-size-complex="20pt"/>
    </style:style>
    <style:style style:name="P18" style:family="paragraph">
      <style:paragraph-properties style:writing-mode="lr-tb"/>
      <style:text-properties style:font-name="Courier Final Draft"/>
    </style:style>
    <style:style style:name="T1" style:family="text">
      <style:text-properties fo:font-size="42.7000007629395pt"/>
    </style:style>
    <style:style style:name="T2" style:family="text">
      <style:text-properties style:font-name="Old Stamper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Courier Final Draft2" fo:font-size="20pt" fo:font-weight="bold" style:font-size-asian="24pt" style:font-size-complex="24pt"/>
    </style:style>
    <style:style style:name="T4" style:family="text">
      <style:text-properties fo:color="#c9211e" style:font-name="Courier Final Draft2" fo:font-size="20pt" fo:font-weight="bold" style:font-size-asian="24pt" style:font-size-complex="24pt"/>
    </style:style>
    <style:style style:name="T5" style:family="text">
      <style:text-properties fo:color="#000099" style:font-name="Courier Final Draft" fo:font-weight="bold" style:font-weight-asian="bold" style:font-weight-complex="bold"/>
    </style:style>
    <style:style style:name="T6" style:family="text">
      <style:text-properties fo:color="#c9211e" style:font-name="Courier Final Draft" fo:font-weight="bold" style:font-weight-asian="bold" style:font-weight-complex="bold"/>
    </style:style>
    <style:style style:name="T7" style:family="text">
      <style:text-properties fo:color="#6666ff" style:font-name="Courier Final Draft" fo:font-weight="bold" style:font-weight-asian="bold" style:font-weight-complex="bold"/>
    </style:style>
    <style:style style:name="T8" style:family="text">
      <style:text-properties fo:color="#000099" style:font-name="Courier New1" fo:font-size="22pt" fo:font-weight="bold" style:font-size-asian="28pt" style:font-weight-asian="bold" style:font-size-complex="28pt" style:font-weight-complex="bold"/>
    </style:style>
    <style:style style:name="T9" style:family="text">
      <style:text-properties fo:color="#000099" style:font-name="Courier New1" fo:font-weight="bold" style:font-weight-asian="bold" style:font-weight-complex="bold"/>
    </style:style>
    <style:style style:name="T10" style:family="text">
      <style:text-properties fo:color="#000099" style:font-name="Courier Final Draft3" fo:font-size="22pt" fo:font-weight="bold" style:font-size-asian="28pt" style:font-weight-asian="bold" style:font-size-complex="28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6600" style:font-name="Courier New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6600" style:font-name="Courier New1" fo:font-size="18pt" style:font-size-asian="18pt" style:font-size-complex="18pt"/>
    </style:style>
    <style:style style:name="T16" style:family="text">
      <style:text-properties fo:color="#000099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fo:color="#000099" style:font-name="Courier Final Draft3" fo:font-size="18pt" fo:font-weight="bold" style:font-size-asian="24pt" style:font-weight-asian="bold" style:font-size-complex="24pt" style:font-weight-complex="bold"/>
    </style:style>
    <style:style style:name="T19" style:family="text">
      <style:text-properties fo:color="#000099" style:font-name="Courier Final Draft3" fo:font-size="24pt" fo:font-weight="bold" style:font-size-asian="32pt" style:font-weight-asian="bold" style:font-size-complex="32pt" style:font-weight-complex="bold"/>
    </style:style>
    <style:style style:name="T20" style:family="text">
      <style:text-properties fo:color="#000099" style:font-name="Courier Final Draft3" fo:font-size="22pt" style:text-underline-style="none" fo:font-weight="bold" style:font-size-asian="28pt" style:font-weight-asian="bold" style:font-size-complex="28pt" style:font-weight-complex="bold"/>
    </style:style>
    <style:style style:name="T21" style:family="text">
      <style:text-properties fo:color="#000099" style:font-name="Courier Final Draft3" fo:font-size="22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style:font-name="Courier Final Draft3" fo:font-size="18pt" style:font-size-asian="24pt" style:font-size-complex="24pt"/>
    </style:style>
    <style:style style:name="T23" style:family="text">
      <style:text-properties fo:color="#000099" style:font-name="Courier Final Draft3" fo:font-size="20pt" fo:font-weight="bold" style:font-size-asian="26pt" style:font-weight-asian="bold" style:font-size-complex="26pt" style:font-weight-complex="bold"/>
    </style:style>
    <style:style style:name="T24" style:family="text">
      <style:text-properties fo:color="#000099" style:font-name="Courier New1" fo:font-size="32pt" fo:font-weight="bold" style:font-size-asian="44pt" style:font-weight-asian="bold" style:font-size-complex="4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99" style:font-name="Courier Final Draft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99" style:font-name="Courier Final Draft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Courier Final Draft" fo:font-size="14pt" style:font-size-asian="14pt" style:font-size-complex="14pt"/>
    </style:style>
    <style:style style:name="T29" style:family="text">
      <style:text-properties style:font-name="Courier Final Draft" fo:font-size="18pt" style:font-size-asian="18pt" style:font-size-complex="18pt"/>
    </style:style>
    <style:style style:name="T30" style:family="text">
      <style:text-properties style:font-name="Courier Final Draft" fo:font-size="20pt" style:font-size-asian="20pt" style:font-size-complex="20pt"/>
    </style:style>
    <style:style style:name="T31" style:family="text">
      <style:text-properties style:font-name="Courier Final Draf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466cm" svg:x="4.499cm" svg:y="0.799cm" presentation:class="title">
          <draw:text-box>
            <text:p>R Programming</text:p>
          </draw:text-box>
        </draw:frame>
        <draw:frame presentation:style-name="pr2" draw:text-style-name="P2" draw:layer="layout" svg:width="22.5cm" svg:height="12.179cm" svg:x="4.499cm" svg:y="5.066cm" presentation:class="subtitle">
          <draw:text-box>
            <text:p><text:span text:style-name="T1">RNAseq</text:span></text:p>
            <text:p><text:span text:style-name="T1">with EdgeR and Limma</text:span></text:p>
          </draw:text-box>
        </draw:frame>
        <draw:frame draw:style-name="gr1" draw:text-style-name="P3" draw:layer="layout" svg:width="5.455cm" svg:height="2.488cm" draw:transform="rotate (0.47403142484166) translate (19.081cm 14.809cm)">
          <draw:text-box>
            <text:p><text:span text:style-name="T2">2024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6cm" svg:x="4.499cm" svg:y="0.799cm" presentation:class="title">
          <draw:text-box>
            <text:p>RNAseq tutorial</text:p>
          </draw:text-box>
        </draw:frame>
        <draw:frame presentation:style-name="pr4" draw:text-style-name="P1" draw:layer="layout" svg:width="22.5cm" svg:height="12.179cm" svg:x="4.499cm" svg:y="5.066cm" presentation:class="outline">
          <draw:text-box>
            <text:list text:style-name="L3">
              <text:list-item>
                <text:p>Based on</text:p>
                <text:list>
                  <text:list-item>
                    <text:p><text:a xlink:href="http://combine-australia.github.io/RNAseq-R/" xlink:type="simple">http://combine-australia.github.io/RNAseq-R/</text:a></text:p>
                  </text:list-item>
                </text:list>
              </text:list-item>
              <text:list-item>
                <text:p>Overview</text:p>
                <text:list>
                  <text:list-item>
                    <text:p>Read in table of counts</text:p>
                  </text:list-item>
                  <text:list-item>
                    <text:p>Filter low-expression genes</text:p>
                  </text:list-item>
                  <text:list-item>
                    <text:p>Quality control</text:p>
                  </text:list-item>
                  <text:list-item>
                    <text:p>Normalisation</text:p>
                  </text:list-item>
                  <text:list-item>
                    <text:p>Differential expression analysis</text:p>
                  </text:list-item>
                  <text:list-item>
                    <text:p>Testing</text:p>
                  </text:list-item>
                  <text:list-item>
                    <text:p>Visual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6cm" svg:x="4.499cm" svg:y="0.799cm" presentation:class="title">
          <draw:text-box>
            <text:p>Packages needed</text:p>
          </draw:text-box>
        </draw:frame>
        <draw:frame presentation:style-name="pr4" draw:text-style-name="P1" draw:layer="layout" svg:width="22.501cm" svg:height="12.179cm" svg:x="4.499cm" svg:y="5.066cm" presentation:class="outline" presentation:user-transformed="true">
          <draw:text-box>
            <text:list text:style-name="L3">
              <text:list-item>
                <text:p>limma</text:p>
              </text:list-item>
              <text:list-item>
                <text:p>edgeR</text:p>
              </text:list-item>
              <text:list-item>
                <text:p>gplots</text:p>
              </text:list-item>
              <text:list-item>
                <text:p>Org.Mm.eg.db</text:p>
              </text:list-item>
              <text:list-item>
                <text:p>RColorBrewer</text:p>
              </text:list-item>
              <text:list-item>
                <text:p>Glimma</text:p>
                <text:p/>
              </text:list-item>
            </text:list>
            <text:p><text:span text:style-name="T3">source(‘</text:span><text:span text:style-name="T3"><text:a xlink:href="http://bioconductor.org/biocLite.R" xlink:type="simple">http://bioconductor.org/biocLite.R</text:a></text:span><text:span text:style-name="T3">’)</text:span></text:p>
            <text:p><text:span text:style-name="T3">BiocLite(‘***’)</text:span></text:p>
            <text:p text:style-name="P5"><text:span text:style-name="T3">install.packages(c(**,**,**,. . .), dependencies=TRUE)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6cm" svg:x="4.499cm" svg:y="0.799cm" presentation:class="title">
          <draw:text-box>
            <text:p>Packages needed</text:p>
          </draw:text-box>
        </draw:frame>
        <draw:frame presentation:style-name="pr4" draw:text-style-name="P1" draw:layer="layout" svg:width="22.501cm" svg:height="12.179cm" svg:x="4.499cm" svg:y="5.066cm" presentation:class="outline" presentation:user-transformed="true">
          <draw:text-box>
            <text:list text:style-name="L3">
              <text:list-item>
                <text:p>limma</text:p>
              </text:list-item>
              <text:list-item>
                <text:p>edgeR</text:p>
              </text:list-item>
              <text:list-item>
                <text:p>gplots</text:p>
              </text:list-item>
              <text:list-item>
                <text:p>Org.Mm.eg.db</text:p>
              </text:list-item>
              <text:list-item>
                <text:p>RColorBrewer</text:p>
              </text:list-item>
              <text:list-item>
                <text:p>Glimma</text:p>
                <text:p/>
              </text:list-item>
            </text:list>
            <text:p><text:span text:style-name="T3">install.packages("BiocManager")</text:span></text:p>
            <text:p><text:span text:style-name="T3">BiocManager::install("</text:span><text:span text:style-name="T4">packageName</text:span><text:span text:style-name="T3">")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466cm" svg:x="4.499cm" svg:y="0.799cm" presentation:class="title">
          <draw:text-box>
            <text:p>Preparation</text:p>
          </draw:text-box>
        </draw:frame>
        <draw:frame presentation:style-name="pr4" draw:text-style-name="P1" draw:layer="layout" svg:width="22.5cm" svg:height="12.179cm" svg:x="4.499cm" svg:y="5.066cm" presentation:class="outline">
          <draw:text-box>
            <text:list text:style-name="L3">
              <text:list-item>
                <text:p>The typical experiment will start from NGS data obtained with Illumina sequencing</text:p>
              </text:list-item>
              <text:list-item>
                <text:p>Reads will then be aligned to the reference genome</text:p>
              </text:list-item>
              <text:list-item>
                <text:p>Then the number of reads mapped will be counted</text:p>
                <text:list>
                  <text:list-item>
                    <text:p>Resulting in a table of counts</text:p>
                  </text:list-item>
                </text:list>
              </text:list-item>
              <text:list-item>
                <text:p>The table of counts is analyzed statistically</text:p>
                <text:p/>
              </text:list-item>
              <text:list-item>
                <text:p>You can do all from within R (but we won’t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Load packages</text:p>
          </draw:text-box>
        </draw:frame>
        <draw:frame presentation:style-name="pr4" draw:text-style-name="P6" draw:layer="layout" svg:width="22.5cm" svg:height="12.179cm" svg:x="4.499cm" svg:y="5.066cm" presentation:class="outline">
          <draw:text-box>
            <text:p><text:span text:style-name="T5">install.packages("BiocManager")</text:span></text:p>
            <text:p><text:span text:style-name="T5"/></text:p>
            <text:p><text:span text:style-name="T5">BiocManager::install(c("edgeR", </text:span></text:p>
            <text:p><text:span text:style-name="T5"><text:s text:c="11"/></text:span><text:span text:style-name="T5">"limma", "Glimma", "gplots", </text:span></text:p>
            <text:p><text:span text:style-name="T5"><text:s text:c="11"/></text:span><text:span text:style-name="T5">"org.Mm.eg.db", "RColorBrewer"),</text:span></text:p>
            <text:p><text:span text:style-name="T5"><text:s text:c="11"/></text:span><text:span text:style-name="T6">force=T</text:span><text:span text:style-name="T5">)</text:span><text:span text:style-name="T5"><text:tab/></text:span><text:span text:style-name="T5"><text:tab/></text:span><text:span text:style-name="T5"> </text:span><text:span text:style-name="T7"># avoid this if possible</text:span></text:p>
            <text:p><text:span text:style-name="T5"/></text:p>
            <text:p><text:span text:style-name="T5">library(edgeR)</text:span></text:p>
            <text:p><text:span text:style-name="T5">library(limma)</text:span></text:p>
            <text:p><text:span text:style-name="T5">library(Glimma)</text:span></text:p>
            <text:p><text:span text:style-name="T5">library(gplots)</text:span></text:p>
            <text:p><text:span text:style-name="T5">library(org.Mm.eg.db)</text:span></text:p>
            <text:p><text:span text:style-name="T5">library(RColorBrewer)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Mouse mammary gland dataset</text:p>
          </draw:text-box>
        </draw:frame>
        <draw:frame presentation:style-name="pr4" draw:text-style-name="P1" draw:layer="layout" svg:width="22.5cm" svg:height="14.238cm" svg:x="4.499cm" svg:y="5.066cm" presentation:class="outline" presentation:user-transformed="true">
          <draw:text-box>
            <text:list text:style-name="L3">
              <text:list-item>
                <text:p>Available from the Gene Expression Omnibus Database (GEO) as GSE60450</text:p>
                <text:p><text:s/><text:a xlink:href="http://www.ncbi.nlm.nih.gov/pubmed/25730472" xlink:type="simple">http://www.ncbi.nlm.nih.gov/pubmed/25730472</text:a></text:p>
                <text:p>and in</text:p>
                <text:p><text:a xlink:href="http://mantra.cnb.csic.es/courses/2023-CNB-R/examples/edgeR" xlink:type="simple">http://mantra.cnb.csic.es/courses/2023-CNB-R/examples/edgeR</text:a></text:p>
                <text:p/>
              </text:list-item>
              <text:list-item>
                <text:p>Basically, we have two replicates each of</text:p>
                <text:list>
                  <text:list-item>
                    <text:p>Basal stem-cell enriched cells (B)</text:p>
                  </text:list-item>
                  <text:list-item>
                    <text:p>Committed luminal cells (L)</text:p>
                  </text:list-item>
                </text:list>
              </text:list-item>
              <text:list-item>
                <text:p>In mice that are</text:p>
                <text:list>
                  <text:list-item>
                    <text:p>Virgin</text:p>
                  </text:list-item>
                  <text:list-item>
                    <text:p>Pregnant</text:p>
                  </text:list-item>
                  <text:list-item>
                    <text:p>Lact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>
          <draw:text-box>
            <text:p>Prepare your project</text:p>
          </draw:text-box>
        </draw:frame>
        <draw:frame presentation:style-name="pr6" draw:text-style-name="P1" draw:layer="layout" svg:width="22.5cm" svg:height="12.179cm" svg:x="4.499cm" svg:y="5.066cm" presentation:class="outline">
          <draw:text-box>
            <text:list text:style-name="L3">
              <text:list-item>
                <text:p>Create two folders</text:p>
                <text:list>
                  <text:list-item>
                    <text:p>'R' (where you will store your script)</text:p>
                  </text:list-item>
                  <text:list-item>
                    <text:p>'data' (save the data files here):</text:p>
                    <text:list>
                      <text:list-item>
                        <text:p text:style-name="P7"><text:span text:style-name="T8">data/GSE60450_Lactation-GenewiseCounts.txt</text:span></text:p>
                      </text:list-item>
                      <text:list-item>
                        <text:p text:style-name="P7"><text:span text:style-name="T8">data/SampleInfo.txt</text:span></text:p>
                      </text:list-item>
                      <text:list-item>
                        <text:p text:style-name="P7"><text:span text:style-name="T9">data/SampleInfo_Corrected.txt</text:span></text:p>
                        <text:p text:style-name="P7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>
          <draw:text-box>
            <text:p>Aligning sequences</text:p>
          </draw:text-box>
        </draw:frame>
        <draw:frame presentation:style-name="pr6" draw:text-style-name="P1" draw:layer="layout" svg:width="22.5cm" svg:height="12.179cm" svg:x="4.499cm" svg:y="5.066cm" presentation:class="outline" presentation:user-transformed="true">
          <draw:text-box>
            <text:list text:style-name="L3">
              <text:list-item>
                <text:p>Make a list with the reads in <text:span text:style-name="T11">directory</text:span> 'fastq'</text:p>
              </text:list-item>
            </text:list>
            <text:p><text:span text:style-name="T12">R1.fastq.files &lt;- list.files(path='</text:span><text:span text:style-name="T13">fastq</text:span><text:span text:style-name="T12">', pattern='R1',</text:span></text:p>
            <text:p><text:span text:style-name="T12"><text:s text:c="4"/></text:span><text:span text:style-name="T12">full.names=TRUE)</text:span></text:p>
            <text:p><text:span text:style-name="T12">R2.fastq.files &lt;- list.files(path='</text:span><text:span text:style-name="T13">fastq</text:span><text:span text:style-name="T12">, pattern='R2',</text:span></text:p>
            <text:p><text:span text:style-name="T12"><text:s text:c="4"/></text:span><text:span text:style-name="T12">full.names=TRUE)</text:span></text:p>
            <text:list text:continue-numbering="true" text:style-name="L3">
              <text:list-item>
                <text:p>Build an index for the reference genome in <text:span text:style-name="T14">aln.dir</text:span></text:p>
              </text:list-item>
            </text:list>
            <text:p><text:span text:style-name="T12">setwd(aln.dir)</text:span><text:span text:style-name="T12"><text:tab/></text:span><text:span text:style-name="T12"># where aln.dir has been defined before</text:span></text:p>
            <text:p><text:span text:style-name="T12">buildindex(basename='</text:span><text:span text:style-name="T13">reference</text:span><text:span text:style-name="T12">',reference='</text:span><text:span text:style-name="T13">reference</text:span><text:span text:style-name="T12">.fna'</text:span><text:span text:style-name="T15">)</text:span></text:p>
            <text:p>Align</text:p>
            <text:p><text:span text:style-name="T12">align(index='reference', readfile1=R1.fastq.files,</text:span></text:p>
            <text:p><text:span text:style-name="T12"><text:s text:c="5"/></text:span><text:span text:style-name="T12">readfile2=R2.fastq.files)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>
          <draw:text-box>
            <text:p>Compute feature counts</text:p>
          </draw:text-box>
        </draw:frame>
        <draw:frame presentation:style-name="pr6" draw:text-style-name="P1" draw:layer="layout" svg:width="22.5cm" svg:height="12.179cm" svg:x="4.499cm" svg:y="5.066cm" presentation:class="outline" presentation:user-transformed="true">
          <draw:text-box>
            <text:p><text:span text:style-name="T12">bam.files &lt;- list.files(path=aln.dir, pattern='.BAM$', </text:span></text:p>
            <text:p><text:span text:style-name="T12"><text:s text:c="23"/></text:span><text:span text:style-name="T12">full.names = TRUE)</text:span></text:p>
            <text:p><text:span text:style-name="T12">setwd('..')</text:span></text:p>
            <text:p><text:span text:style-name="T12">fc &lt;- featureCounts(files=bam.files, </text:span></text:p>
            <text:p><text:span text:style-name="T12"><text:s text:c="12"/></text:span><text:span text:style-name="T12">annot.ext='reference.gtf', </text:span></text:p>
            <text:p><text:span text:style-name="T12"><text:s text:c="12"/></text:span><text:span text:style-name="T12">isGTFAnnotationFile=T,</text:span></text:p>
            <text:p><text:span text:style-name="T12"><text:s text:c="12"/></text:span><text:span text:style-name="T12">isPairedEnd=T, </text:span></text:p>
            <text:p><text:span text:style-name="T12"><text:s text:c="12"/></text:span><text:span text:style-name="T12">requireBothEndsMapped=T, </text:span></text:p>
            <text:p><text:span text:style-name="T12"><text:s text:c="12"/></text:span><text:span text:style-name="T12">primaryOnly=T, </text:span></text:p>
            <text:p><text:span text:style-name="T12"><text:s text:c="12"/></text:span><text:span text:style-name="T12">ignoreDup=T, </text:span></text:p>
            <text:p><text:span text:style-name="T12"><text:s text:c="12"/></text:span><text:span text:style-name="T12">useMetaFeatures=T)</text:span></text:p>
            <text:list text:style-name="L3">
              <text:list-item>
                <text:p><text:span text:style-name="T11">This has already been done for you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Read the data</text:p>
          </draw:text-box>
        </draw:frame>
        <draw:frame presentation:style-name="pr4" draw:text-style-name="P1" draw:layer="layout" svg:width="22.501cm" svg:height="12.179cm" svg:x="4.499cm" svg:y="5.066cm" presentation:class="outline" presentation:user-transformed="true">
          <draw:text-box>
            <text:p><text:span text:style-name="T10"># Read the data into R</text:span></text:p>
            <text:p><text:span text:style-name="T10">seqdata &lt;- read.delim(</text:span></text:p>
            <text:p><text:span text:style-name="T10"><text:s text:c="8"/></text:span><text:span text:style-name="T10">"data/GSE60450_Lactation-GenewiseCounts.txt", </text:span></text:p>
            <text:p><text:span text:style-name="T10"><text:s text:c="8"/></text:span><text:span text:style-name="T10">stringsAsFactors = FALSE)</text:span></text:p>
            <text:p><text:span text:style-name="T10"># Read the sample information into R</text:span></text:p>
            <text:p><text:span text:style-name="T10">sampleinfo &lt;- read.delim("data/SampleInfo.txt")</text:span></text:p>
            <text:p><text:span text:style-name="T10">head(seqdata)</text:span></text:p>
            <text:p><text:span text:style-name="T10">dim(seqdata)</text:span></text:p>
            <text:p><text:span text:style-name="T10">sampleinfo</text:span></text:p>
            <text:p><text:span text:style-name="T16"/></text:p>
            <text:list text:style-name="L3">
              <text:list-item>
                <text:p>We got one gene per row, with its ID, length and numbers of reads in each sampl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Format the data</text:p>
          </draw:text-box>
        </draw:frame>
        <draw:frame presentation:style-name="pr4" draw:text-style-name="P1" draw:layer="layout" svg:width="22.501cm" svg:height="12.179cm" svg:x="4.498cm" svg:y="5.066cm" presentation:class="outline" presentation:user-transformed="true">
          <draw:text-box>
            <text:list text:style-name="L3">
              <text:list-item>
                <text:p>We need a matrix containing only the counts</text:p>
                <text:list>
                  <text:list-item>
                    <text:p>We’ll save the gene names (1<text:span text:style-name="T17">st</text:span> column) as rownames</text:p>
                  </text:list-item>
                </text:list>
              </text:list-item>
            </text:list>
            <text:p><text:span text:style-name="T10"># Remove first two columns from seqdata</text:span></text:p>
            <text:p><text:span text:style-name="T10">countdata &lt;- seqdata[,-(1:2)]</text:span></text:p>
            <text:p><text:span text:style-name="T10"># Look at the output</text:span></text:p>
            <text:p><text:span text:style-name="T10">head(countdata)</text:span></text:p>
            <text:p><text:span text:style-name="T10"># Store EntrezGeneID as rownames</text:span></text:p>
            <text:p><text:span text:style-name="T10">rownames(countdata) &lt;- seqdata[,1]</text:span></text:p>
            <text:p><text:span text:style-name="T10">head(countdata)</text:span></text:p>
            <text:p><text:span text:style-name="T10">colnames(countdata)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Take it easy</text:p>
          </draw:text-box>
        </draw:frame>
        <draw:frame presentation:style-name="pr4" draw:text-style-name="P1" draw:layer="layout" svg:width="22.5cm" svg:height="12.179cm" svg:x="4.499cm" svg:y="5.066cm" presentation:class="outline" presentation:user-transformed="true">
          <draw:text-box>
            <text:list text:style-name="L3">
              <text:list-item>
                <text:p>There are column names that are too long</text:p>
                <text:list>
                  <text:list-item>
                    <text:p>Use ‘substr()’ to simplify them</text:p>
                  </text:list-item>
                </text:list>
              </text:list-item>
            </text:list>
            <text:p><text:span text:style-name="T18"># using substr, you extract the characters starting at</text:span></text:p>
            <text:p><text:span text:style-name="T18"># position 1 and stopping at position 7 of each name</text:span></text:p>
            <text:p><text:span text:style-name="T18">colnames(countdata) &lt;-</text:span></text:p>
            <text:p><text:span text:style-name="T18"><text:s text:c="8"/></text:span><text:span text:style-name="T18">substr(colnames(countdata),start=1,stop=7)</text:span></text:p>
            <text:p><text:span text:style-name="T18">head(countdata)</text:span></text:p>
            <text:p><text:span text:style-name="T18"># check that the order is OK</text:span></text:p>
            <text:p><text:span text:style-name="T18">table(colnames(countdata)==sampleinfo$SampleName)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Convert to CPM</text:p>
          </draw:text-box>
        </draw:frame>
        <draw:frame presentation:style-name="pr4" draw:text-style-name="P1" draw:layer="layout" svg:width="22.5cm" svg:height="14.238cm" svg:x="4.499cm" svg:y="5.066cm" presentation:class="outline" presentation:user-transformed="true">
          <draw:text-box>
            <text:list text:style-name="L3">
              <text:list-item>
                <text:p>We’ll use filtering on minimum 0.5 counts per million (CPMs) present in at least two samples</text:p>
              </text:list-item>
            </text:list>
            <text:p><text:span text:style-name="T19"># Obtain CPMs</text:span></text:p>
            <text:p><text:span text:style-name="T19">myCPM &lt;- cpm(countdata)</text:span></text:p>
            <text:p><text:span text:style-name="T19"># Have a look at the output</text:span></text:p>
            <text:p><text:span text:style-name="T19">head(myCPM)</text:span></text:p>
            <text:list text:continue-numbering="true" text:style-name="L3">
              <text:list-item>
                <text:p>Note that, by converting, we normalize for the different sequencing depths of each sample</text:p>
                <text:list>
                  <text:list-item>
                    <text:p>we now work with proportions which are independent of the sample size (number of reads in each experi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Filter by CPM</text:p>
          </draw:text-box>
        </draw:frame>
        <draw:frame presentation:style-name="pr4" draw:text-style-name="P1" draw:layer="layout" svg:width="22.5cm" svg:height="12.18cm" svg:x="4.499cm" svg:y="5.065cm" presentation:class="outline" presentation:user-transformed="true">
          <draw:text-box>
            <text:p><text:span text:style-name="T10"># Which values in myCPM are greater than 0.5?</text:span></text:p>
            <text:p><text:span text:style-name="T10">thresh &lt;- myCPM &gt; 0.5</text:span></text:p>
            <text:p><text:span text:style-name="T10"># This produces a logical matrix with TRUEs and FALSEs</text:span></text:p>
            <text:p><text:span text:style-name="T10">head(thresh)</text:span></text:p>
            <text:p><text:span text:style-name="T10"># Summary of how many TRUEs there are in each row</text:span></text:p>
            <text:p><text:span text:style-name="T10"># There are 11433 genes that have TRUEs in all 12 samples.</text:span></text:p>
            <text:p><text:span text:style-name="T10">table(rowSums(thresh))</text:span></text:p>
            <text:p><text:span text:style-name="T10"># we profit here of</text:span><text:span text:style-name="T20"> </text:span><text:span text:style-name="T21">TRUE==1 and FALSE==0</text:span></text:p>
            <text:p><text:span text:style-name="T22"/></text:p>
            <text:list text:style-name="L3">
              <text:list-item>
                <text:p>A CPM of 0.5 corresponds to a count of 10-15 for the library sizes in this dataset: we consider smaller counts as unusabl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 presentation:user-transformed="true">
          <draw:text-box>
            <text:p>Ensure expressed genes are kept</text:p>
          </draw:text-box>
        </draw:frame>
        <draw:frame presentation:style-name="pr4" draw:text-style-name="P1" draw:layer="layout" svg:width="22.501cm" svg:height="12.179cm" svg:x="4.499cm" svg:y="5.066cm" presentation:class="outline" presentation:user-transformed="true">
          <draw:text-box>
            <text:list text:style-name="L3">
              <text:list-item>
                <text:p>We have two replicas, we’ll keep genes even it they are only expressed in one group</text:p>
              </text:list-item>
            </text:list>
            <text:p><text:span text:style-name="T18"># we would like to keep genes that have at least 2 TRUES in </text:span></text:p>
            <text:p><text:span text:style-name="T18"># each row of thresh</text:span></text:p>
            <text:p><text:span text:style-name="T18">keep &lt;- rowSums(thresh) &gt;= 2</text:span></text:p>
            <text:p><text:span text:style-name="T18">summary(keep)</text:span></text:p>
            <text:p><text:span text:style-name="T18"># Subset the rows of countdata to keep the more highly </text:span></text:p>
            <text:p><text:span text:style-name="T18"># expressed genes</text:span></text:p>
            <text:p><text:span text:style-name="T18">counts.keep &lt;- countdata[keep,]</text:span></text:p>
            <text:p><text:span text:style-name="T18">dim(counts.keep)</text:span></text:p>
            <text:p><text:span text:style-name="T18"># as a general rule a good CPM corresponds to a count of 10</text:span></text:p>
            <text:p><text:span text:style-name="T18"># it is better to filter with CPMs than with counts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Plots!</text:p>
          </draw:text-box>
        </draw:frame>
        <draw:frame presentation:style-name="pr4" draw:text-style-name="P8" draw:layer="layout" svg:width="22.5cm" svg:height="12.178cm" svg:x="4.499cm" svg:y="5.066cm" presentation:class="outline" presentation:user-transformed="true">
          <draw:text-box>
            <text:p><text:span text:style-name="T23"># Let us see whether our threshold of 0.5 does indeed</text:span></text:p>
            <text:p><text:span text:style-name="T23"># correspond to a count of about 10-15</text:span></text:p>
            <text:p><text:span text:style-name="T23"># We will look at the first sample</text:span></text:p>
            <text:p><text:span text:style-name="T23">plot(myCPM[,1],countdata[,1])</text:span></text:p>
            <text:p><text:span text:style-name="T18"/></text:p>
            <text:p><text:span text:style-name="T23"># Let us limit the x and y-axis so we can see</text:span></text:p>
            <text:p><text:span text:style-name="T23"># what is happening to the smaller counts</text:span></text:p>
            <text:p><text:span text:style-name="T23">plot(myCPM[,1],countdata[,1],ylim=c(0,50),xlim=c(0,3))</text:span></text:p>
            <text:p><text:span text:style-name="T18"/></text:p>
            <text:p><text:span text:style-name="T23"># Add a vertical line at 0.5 CPM</text:span></text:p>
            <text:p><text:span text:style-name="T23">abline(v=0.5)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Convert to DGEList</text:p>
          </draw:text-box>
        </draw:frame>
        <draw:frame presentation:style-name="pr4" draw:text-style-name="P1" draw:layer="layout" svg:width="22.5cm" svg:height="14.238cm" svg:x="4.499cm" svg:y="5.066cm" presentation:class="outline" presentation:user-transformed="true">
          <draw:text-box>
            <text:list text:style-name="L3">
              <text:list-item>
                <text:p>A DGEList is used by DGE (differential gene expression) to store count data</text:p>
              </text:list-item>
            </text:list>
            <text:p><text:span text:style-name="T23">y &lt;- DGEList(counts.keep)</text:span></text:p>
            <text:p><text:span text:style-name="T18"/></text:p>
            <text:p><text:span text:style-name="T23"># have a look at y</text:span></text:p>
            <text:p><text:span text:style-name="T23">y</text:span></text:p>
            <text:p><text:span text:style-name="T23"># See what slots are stored in y</text:span></text:p>
            <text:p><text:span text:style-name="T23">names(y)</text:span></text:p>
            <text:p><text:span text:style-name="T23"># Library size information is stored in the ‘samples’ </text:span></text:p>
            <text:p><text:span text:style-name="T23"># slot</text:span></text:p>
            <text:p><text:span text:style-name="T23">y$samples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Some Quality Control</text:p>
          </draw:text-box>
        </draw:frame>
        <draw:frame presentation:style-name="pr4" draw:text-style-name="P1" draw:layer="layout" svg:width="22.501cm" svg:height="12.179cm" svg:x="4.499cm" svg:y="5.066cm" presentation:class="outline" presentation:user-transformed="true">
          <draw:text-box>
            <text:list text:style-name="L3">
              <text:list-item>
                <text:p>Library Sizes and distribution plots</text:p>
              </text:list-item>
            </text:list>
            <text:p><text:span text:style-name="T18">y$samples$lib.size</text:span></text:p>
            <text:p><text:span text:style-name="T18"># The names argument tells the barplot to use </text:span></text:p>
            <text:p><text:span text:style-name="T18"># the sample names on the x-axis</text:span></text:p>
            <text:p><text:span text:style-name="T18"># The “las” argument rotates the axis names</text:span></text:p>
            <text:p><text:span text:style-name="T18">barplot(y$samples$lib.size,names=colnames(y),las=2)</text:span></text:p>
            <text:p><text:span text:style-name="T18"># Add a title to the plot</text:span></text:p>
            <text:p><text:span text:style-name="T18">title("Barplot of library sizes")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Count data</text:p>
          </draw:text-box>
        </draw:frame>
        <draw:frame presentation:style-name="pr4" draw:text-style-name="P1" draw:layer="layout" svg:width="22.501cm" svg:height="12.179cm" svg:x="4.498cm" svg:y="5.066cm" presentation:class="outline" presentation:user-transformed="true">
          <draw:text-box>
            <text:list text:style-name="L3">
              <text:list-item>
                <text:p>We do not expect counts to be normally distributed, so we’ll use logarithms</text:p>
              </text:list-item>
            </text:list>
            <text:p><text:span text:style-name="T18"># Get log2 counts per million</text:span></text:p>
            <text:p><text:span text:style-name="T18">logcounts &lt;- cpm(y, log=TRUE)</text:span></text:p>
            <text:p><text:span text:style-name="T18"># Check distributions of samples using boxplots</text:span></text:p>
            <text:p><text:span text:style-name="T18">boxplot(logcounts, xlab="", ylab="Log2 counts per million",las=2)</text:span></text:p>
            <text:p><text:span text:style-name="T18"># Let's add a blue horizontal line that corresponds to</text:span></text:p>
            <text:p><text:span text:style-name="T18"># the median logCPM</text:span></text:p>
            <text:p><text:span text:style-name="T18">abline(h=median(logcounts),col="blue")</text:span></text:p>
            <text:p><text:span text:style-name="T18">title("Boxplots of logCPMs (unnormalised)")</text:span></text:p>
            <text:p><text:span text:style-name="T18"># distributions, although not identical are not overly</text:span></text:p>
            <text:p><text:span text:style-name="T18"># different.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MultiDimensionalScaling plots</text:p>
          </draw:text-box>
        </draw:frame>
        <draw:frame presentation:style-name="pr4" draw:text-style-name="P1" draw:layer="layout" svg:width="22.5cm" svg:height="12.179cm" svg:x="4.499cm" svg:y="5.066cm" presentation:class="outline" presentation:user-transformed="true">
          <draw:text-box>
            <text:list text:style-name="L3">
              <text:list-item>
                <text:p>MDS plots are most important: they are a visualization of PCA and identify the main sources of variation.</text:p>
                <text:p/>
              </text:list-item>
            </text:list>
            <text:p><text:span text:style-name="T5">plotMDS(y)</text:span></text:p>
            <text:list text:continue-numbering="true" text:style-name="L3">
              <text:list-header>
                <text:p/>
              </text:list-header>
              <text:list-item>
                <text:p>It would be better if we could color the sample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MDS plot (II)</text:p>
          </draw:text-box>
        </draw:frame>
        <draw:frame presentation:style-name="pr4" draw:text-style-name="P10" draw:layer="layout" svg:width="22.501cm" svg:height="12.178cm" svg:x="4.499cm" svg:y="5.066cm" presentation:class="outline" presentation:user-transformed="true">
          <draw:text-box>
            <text:p text:style-name="P5"><text:span text:style-name="T18"># We specify the option to let us plot two plots </text:span></text:p>
            <text:p text:style-name="P5"><text:span text:style-name="T18"># side-by-side</text:span></text:p>
            <text:p text:style-name="P5"><text:span text:style-name="T18">par(mfrow=c(1,2))</text:span></text:p>
            <text:p text:style-name="P5"><text:span text:style-name="T18"># Let's set up color schemes for CellType</text:span></text:p>
            <text:p text:style-name="P5"><text:span text:style-name="T18"># How many cell types and in what order are they stored?</text:span></text:p>
            <text:p text:style-name="P5"><text:span text:style-name="T18">levels(sampleinfo$CellType)</text:span></text:p>
            <text:p text:style-name="P5"><text:span text:style-name="T18"># err...</text:span></text:p>
            <text:p text:style-name="P5"><text:span text:style-name="T18">sampleinfo$CellType &lt;- factor(sampleinfo$CellType)</text:span></text:p>
            <text:p text:style-name="P5"><text:span text:style-name="T18">levels(sampleinfo$CellType)</text:span></text:p>
            <text:p text:style-name="P5"><text:span text:style-name="T18">## Let's choose purple for basal and orange for luminal</text:span></text:p>
            <text:p text:style-name="P5"><text:span text:style-name="T18">col.cell &lt;- c("purple","orange")[sampleinfo$CellType]</text:span></text:p>
            <text:p><text:span text:style-name="T18">data.frame(sampleinfo$CellType,col.cell)</text:span></text:p>
            <text:p><text:span text:style-name="T18"># Redo the MDS with cell type colouring</text:span></text:p>
            <text:p><text:span text:style-name="T18">plotMDS(y,col=col.cell)</text:span></text:p>
            <text:list text:style-name="L3">
              <text:list-header>
                <text:p><text:span text:style-name="T22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MDSplot (III)</text:p>
          </draw:text-box>
        </draw:frame>
        <draw:frame presentation:style-name="pr4" draw:text-style-name="P11" draw:layer="layout" svg:width="22.501cm" svg:height="14.492cm" svg:x="4.499cm" svg:y="5.066cm" presentation:class="outline" presentation:user-transformed="true">
          <draw:text-box>
            <text:p><text:span text:style-name="T24"># Let's add a legend to the plot so we know which colors correspond</text:span></text:p>
            <text:p><text:span text:style-name="T24"># to which cell type</text:span></text:p>
            <text:p><text:span text:style-name="T24">legend("topleft",fill=c("purple","orange"),</text:span></text:p>
            <text:p><text:span text:style-name="T24"><text:s text:c="7"/></text:span><text:span text:style-name="T24">legend=levels(sampleinfo$CellType))</text:span></text:p>
            <text:p><text:span text:style-name="T24"># Add a title</text:span></text:p>
            <text:p><text:span text:style-name="T24">title("Cell type")</text:span></text:p>
            <text:p><text:span text:style-name="T24"># Similarly for status</text:span></text:p>
            <text:p><text:span text:style-name="T24">levels(sampleinfo$Status)</text:span></text:p>
            <text:p><text:span text:style-name="T24">sampleinfo$Status &lt;- factor(sampleinfo$Status)</text:span></text:p>
            <text:p><text:span text:style-name="T24">levels(sampleinfo$Status)</text:span></text:p>
            <text:p><text:span text:style-name="T24">col.status &lt;- c("blue","red","dark green")[sampleinfo$Status]</text:span></text:p>
            <text:p><text:span text:style-name="T24">col.status</text:span></text:p>
            <text:p><text:span text:style-name="T24">plotMDS(y,col=col.status)</text:span></text:p>
            <text:p><text:span text:style-name="T24">legend("topleft",fill=c("blue","red","dark green"),</text:span></text:p>
            <text:p><text:span text:style-name="T24"><text:s text:c="7"/></text:span><text:span text:style-name="T24">legend=levels(sampleinfo$Status),cex=0.8)</text:span></text:p>
            <text:p><text:span text:style-name="T24">title("Status")</text:span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What???</text:p>
          </draw:text-box>
        </draw:frame>
        <draw:frame presentation:style-name="pr4" draw:text-style-name="P1" draw:layer="layout" svg:width="22.501cm" svg:height="14.238cm" svg:x="4.498cm" svg:y="5.066cm" presentation:class="outline" presentation:user-transformed="true">
          <draw:text-box>
            <text:list text:style-name="L3">
              <text:list-item>
                <text:p><text:span text:style-name="T25">We all make mistakes</text:span>. No reason to shy.</text:p>
              </text:list-item>
              <text:list-item>
                <text:p>Did you see any group that looks misplaced?</text:p>
              </text:list-item>
              <text:list-item>
                <text:p>We have another ‘sampleinfo’ file for you to try, this time a corrected one</text:p>
              </text:list-item>
            </text:list>
            <text:p><text:span text:style-name="T18"># There is a sample info corrected file in your data directory</text:span></text:p>
            <text:p><text:span text:style-name="T18"># Old sampleinfo</text:span></text:p>
            <text:p><text:span text:style-name="T18">sampleinfo</text:span></text:p>
            <text:p><text:span text:style-name="T18"># We are going to write over the ‘sampleinfo’ object with </text:span></text:p>
            <text:p><text:span text:style-name="T18"># the corrected sample info</text:span></text:p>
            <text:p><text:span text:style-name="T18">sampleinfo &lt;- read.delim("data/SampleInfo_Corrected.txt")</text:span></text:p>
            <text:p><text:span text:style-name="T18">sampleinfo</text:span></text:p>
            <text:p><text:span text:style-name="T18">sampleinfo$CellType &lt;- factor(sampleinfo$CellType)</text:span></text:p>
            <text:p text:style-name="P7"><text:span text:style-name="T18">sampleinfo$Status &lt;- factor(sampleinfo$Status)</text:span></text:p>
            <text:p text:style-name="P7"/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Play it again, Sam</text:p>
          </draw:text-box>
        </draw:frame>
        <draw:frame presentation:style-name="pr4" draw:text-style-name="P8" draw:layer="layout" svg:width="22.501cm" svg:height="12.179cm" svg:x="4.498cm" svg:y="5.066cm" presentation:class="outline" presentation:user-transformed="true">
          <draw:text-box>
            <text:p><text:span text:style-name="T18"># Redo the MDSplot with corrected information</text:span></text:p>
            <text:p><text:span text:style-name="T18">par(mfrow=c(1,2))</text:span></text:p>
            <text:p><text:span text:style-name="T18">col.cell &lt;- c("purple","orange")[sampleinfo$CellType]</text:span></text:p>
            <text:p><text:span text:style-name="T18">col.status &lt;- c("blue","red","dark green")[sampleinfo$Status]</text:span></text:p>
            <text:p><text:span text:style-name="T18">plotMDS(y,col=col.cell)</text:span></text:p>
            <text:p><text:span text:style-name="T18">legend("topleft",fill=c("purple","orange"),legend=levels(</text:span></text:p>
            <text:p><text:span text:style-name="T18"><text:s text:c="8"/></text:span><text:span text:style-name="T18">sampleinfo$CellType))</text:span></text:p>
            <text:p><text:span text:style-name="T18">title("Cell type")</text:span></text:p>
            <text:p><text:span text:style-name="T18">plotMDS(y,col=col.status)</text:span></text:p>
            <text:p><text:span text:style-name="T18">legend("topleft",fill=c("blue","red","dark </text:span></text:p>
            <text:p><text:span text:style-name="T18"><text:s text:c="7"/></text:span><text:span text:style-name="T18">green"),legend=levels(sampleinfo$Status),cex=0.8)</text:span></text:p>
            <text:p><text:span text:style-name="T18">title("Status")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Into the 3<text:span text:style-name="T17">rd</text:span> dimension</text:p>
          </draw:text-box>
        </draw:frame>
        <draw:frame presentation:style-name="pr4" draw:text-style-name="P8" draw:layer="layout" svg:width="22.501cm" svg:height="12.178cm" svg:x="4.499cm" svg:y="5.066cm" presentation:class="outline" presentation:user-transformed="true">
          <draw:text-box>
            <text:p><text:span text:style-name="T18"># Dimension 3 appears to separate pregnant samples</text:span></text:p>
            <text:p><text:span text:style-name="T18"># from the rest. Dim4?</text:span></text:p>
            <text:p><text:span text:style-name="T18">plotMDS(y,dim=c(3,4), col=col.status, pch=char.celltype, </text:span></text:p>
            <text:p><text:span text:style-name="T18"><text:s text:c="8"/></text:span><text:span text:style-name="T18">cex=2)</text:span></text:p>
            <text:p><text:span text:style-name="T18">legend("topright", legend=levels(sampleinfo$Status), </text:span></text:p>
            <text:p><text:span text:style-name="T18"><text:s text:c="7"/></text:span><text:span text:style-name="T18">col=cols, pch=16)</text:span></text:p>
            <text:p><text:span text:style-name="T18">legend("bottomright", legend=levels(sampleinfo$CellType), </text:span></text:p>
            <text:p><text:span text:style-name="T18"><text:s text:c="7"/></text:span><text:span text:style-name="T18">pch=c(1,4))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Once more, using Glimma</text:p>
          </draw:text-box>
        </draw:frame>
        <draw:frame presentation:style-name="pr4" draw:text-style-name="P8" draw:layer="layout" svg:width="22.501cm" svg:height="12.179cm" svg:x="4.499cm" svg:y="5.066cm" presentation:class="outline" presentation:user-transformed="true">
          <draw:text-box>
            <text:p><text:span text:style-name="T18">labels &lt;- paste(sampleinfo$SampleName,</text:span></text:p>
            <text:p><text:span text:style-name="T18"><text:s text:c="5"/></text:span><text:span text:style-name="T18">sampleinfo$CellType, sampleinfo$Status)</text:span></text:p>
            <text:p><text:span text:style-name="T18">group &lt;- paste(sampleinfo$CellType,</text:span></text:p>
            <text:p><text:span text:style-name="T18"><text:s text:c="6"/></text:span><text:span text:style-name="T18">sampleinfo$Status,sep=".")</text:span></text:p>
            <text:p><text:span text:style-name="T18">group &lt;- factor(group)</text:span></text:p>
            <text:p><text:span text:style-name="T18">glMDSPlot(y, labels=labels, groups=group, folder="mds")</text:span></text:p>
            <text:p><text:span text:style-name="T18"># The result will be an HTML page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Select top differentially expressed genes ...</text:p>
          </draw:text-box>
        </draw:frame>
        <draw:frame presentation:style-name="pr4" draw:text-style-name="P12" draw:layer="layout" svg:width="22.5cm" svg:height="12.178cm" svg:x="4.499cm" svg:y="5.066cm" presentation:class="outline" presentation:user-transformed="true">
          <draw:text-box>
            <text:p><text:span text:style-name="T26"># We estimate the variance for each row in the </text:span></text:p>
            <text:p><text:span text:style-name="T26"># logcounts matrix</text:span></text:p>
            <text:p><text:span text:style-name="T26">var_genes &lt;- apply(logcounts, 1, var)</text:span></text:p>
            <text:p><text:span text:style-name="T26">head(var_genes)</text:span></text:p>
            <text:p><text:span text:style-name="T26"># Get the gene names for the top 500 most variable genes</text:span></text:p>
            <text:p><text:span text:style-name="T26">sorted_var &lt;- names(sort(var_genes, decreasing=TRUE)</text:span></text:p>
            <text:p><text:span text:style-name="T26"><text:s text:c="19"/></text:span><text:span text:style-name="T26">)</text:span></text:p>
            <text:p><text:span text:style-name="T26">select_var &lt;- sorted_var[1:500]</text:span></text:p>
            <text:p><text:span text:style-name="T26"># Subset logcounts matrix</text:span></text:p>
            <text:p><text:span text:style-name="T26">highly_variable_lcpm &lt;- logcounts[select_var,]</text:span></text:p>
            <text:p><text:span text:style-name="T26">dim(highly_variable_lcpm)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...with heatmaps</text:p>
          </draw:text-box>
        </draw:frame>
        <draw:frame presentation:style-name="pr4" draw:text-style-name="P8" draw:layer="layout" svg:width="22.5cm" svg:height="12.178cm" svg:x="4.499cm" svg:y="5.066cm" presentation:class="outline" presentation:user-transformed="true">
          <draw:text-box>
            <text:p><text:span text:style-name="T18">## Get some nicer colours</text:span></text:p>
            <text:p><text:span text:style-name="T18">mypalette &lt;- brewer.pal(11,"RdYlBu")</text:span></text:p>
            <text:p><text:span text:style-name="T18">morecols &lt;- colorRampPalette(mypalette)</text:span></text:p>
            <text:p><text:span text:style-name="T18"># Set up colour vector for celltype variable</text:span></text:p>
            <text:p><text:span text:style-name="T18">col.cell &lt;- c("purple","orange")[sampleinfo$CellType]</text:span></text:p>
            <text:p><text:span text:style-name="T18"/></text:p>
            <text:p><text:span text:style-name="T18"># Plot the heatmap</text:span></text:p>
            <text:p><text:span text:style-name="T18">heatmap.2(highly_variable_lcpm,col=rev(morecols(50)),</text:span></text:p>
            <text:p><text:span text:style-name="T18"><text:s text:c="4"/></text:span><text:span text:style-name="T18">trace="none", </text:span></text:p>
            <text:p><text:span text:style-name="T18"><text:s text:c="4"/></text:span><text:span text:style-name="T18">main="Top 500 most variable genes across samples",</text:span></text:p>
            <text:p><text:span text:style-name="T18"><text:s text:c="4"/></text:span><text:span text:style-name="T18">ColSideColors=col.cell,scale="row")</text:span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Normalisation for composition bias</text:p>
          </draw:text-box>
        </draw:frame>
        <draw:frame presentation:style-name="pr4" draw:text-style-name="P8" draw:layer="layout" svg:width="22.501cm" svg:height="14.238cm" svg:x="4.499cm" svg:y="5.066cm" presentation:class="outline" presentation:user-transformed="true">
          <draw:text-box>
            <text:p><text:span text:style-name="T18"># Apply normalisation to DGEList object</text:span></text:p>
            <text:p><text:span text:style-name="T18"># <text:s/>NOTE that here we overwrite it, you may not want to</text:span></text:p>
            <text:p><text:span text:style-name="T18">y &lt;- calcNormFactors(y)</text:span></text:p>
            <text:p><text:span text:style-name="T18">y$samples</text:span></text:p>
            <text:p><text:span text:style-name="T18"/></text:p>
            <text:p><text:span text:style-name="T18">par(mfrow=c(1,2))</text:span></text:p>
            <text:p><text:span text:style-name="T18">plotMD(logcounts,column = 7)</text:span></text:p>
            <text:p><text:span text:style-name="T18">abline(h=0,col="grey")</text:span></text:p>
            <text:p><text:span text:style-name="T18">plotMD(logcounts,column = 11)</text:span></text:p>
            <text:p><text:span text:style-name="T18">abline(h=0,col="grey")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Plot using y</text:p>
          </draw:text-box>
        </draw:frame>
        <draw:frame presentation:style-name="pr4" draw:text-style-name="P13" draw:layer="layout" svg:width="22.5cm" svg:height="12.179cm" svg:x="4.499cm" svg:y="5.066cm" presentation:class="outline" presentation:user-transformed="true">
          <draw:text-box>
            <text:p><text:span text:style-name="T5">par(mfrow=c(1,2))</text:span></text:p>
            <text:p><text:span text:style-name="T5">plotMD(y,column = 7)</text:span></text:p>
            <text:p><text:span text:style-name="T5">abline(h=0,col="grey")</text:span></text:p>
            <text:p><text:span text:style-name="T5">plotMD(y,column = 11)</text:span></text:p>
            <text:p><text:span text:style-name="T5">abline(h=0,col="grey")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>
          <draw:text-box>
            <text:p>Getting into detail</text:p>
          </draw:text-box>
        </draw:frame>
        <draw:frame presentation:style-name="pr6" draw:text-style-name="P1" draw:layer="layout" svg:width="22.5cm" svg:height="12.179cm" svg:x="4.499cm" svg:y="5.066cm" presentation:class="outline" presentation:user-transformed="true">
          <draw:text-box>
            <text:list text:style-name="L3">
              <text:list-item>
                <text:p>Next, we would like to know what are the specific differences across each two specific groups.</text:p>
                <text:list>
                  <text:list-item>
                    <text:p>You can visualize the process as doing first an ensemble group comparison (ANOVA, Kruskal-Wallis, etc.) followed by multiple comparison <text:span text:style-name="T14">post hoc</text:span> tests at a large sca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Differential expression with limma-voom</text:p>
          </draw:text-box>
        </draw:frame>
        <draw:frame presentation:style-name="pr4" draw:text-style-name="P1" draw:layer="layout" svg:width="22.5cm" svg:height="12.179cm" svg:x="4.498cm" svg:y="5.066cm" presentation:class="outline" presentation:user-transformed="true">
          <draw:text-box>
            <text:list text:style-name="L3">
              <text:list-item>
                <text:p>First we’ll create a design matrix tailored to our analysis (see limma --<text:span text:style-name="T14">linear models for microarrays</text:span>)</text:p>
              </text:list-item>
            </text:list>
            <text:p><text:span text:style-name="T5"># Look at group variable again</text:span></text:p>
            <text:p><text:span text:style-name="T5">group</text:span></text:p>
            <text:p><text:span text:style-name="T5"># Specify a design matrix without an </text:span></text:p>
            <text:p><text:span text:style-name="T5"># intercept term</text:span></text:p>
            <text:p><text:span text:style-name="T5">design &lt;- model.matrix(~ 0 + group)</text:span></text:p>
            <text:p><text:span text:style-name="T5">design</text:span></text:p>
            <text:p><text:span text:style-name="T5"># Make the column names of the design matrix </text:span></text:p>
            <text:p><text:span text:style-name="T5"># look nicer</text:span></text:p>
            <text:p><text:span text:style-name="T5">colnames(design) &lt;- levels(group)</text:span></text:p>
            <text:p><text:span text:style-name="T5">design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draw:frame presentation:style-name="pr5" draw:text-style-name="P1" draw:layer="layout" svg:width="22.5cm" svg:height="3.466cm" svg:x="4.499cm" svg:y="0.799cm" presentation:class="title" presentation:user-transformed="true">
          <draw:text-box>
            <text:p>Voom transform the data</text:p>
          </draw:text-box>
        </draw:frame>
        <draw:frame presentation:style-name="pr4" draw:text-style-name="P13" draw:layer="layout" svg:width="22.5cm" svg:height="12.179cm" svg:x="4.499cm" svg:y="5.066cm" presentation:class="outline" presentation:user-transformed="true">
          <draw:text-box>
            <text:p><text:span text:style-name="T5">par(mfrow=c(1,1))</text:span></text:p>
            <text:p><text:span text:style-name="T5">v &lt;- voom(y,design,plot = TRUE)</text:span></text:p>
            <text:p><text:span text:style-name="T5">v</text:span></text:p>
            <text:p><text:span text:style-name="T5"># What is contained in this </text:span></text:p>
            <text:p><text:span text:style-name="T5"># object?</text:span></text:p>
            <text:p><text:span text:style-name="T5">names(v)</text:span></text:p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More plots</text:p>
          </draw:text-box>
        </draw:frame>
        <draw:frame presentation:style-name="pr4" draw:text-style-name="P12" draw:layer="layout" svg:width="22.5cm" svg:height="12.179cm" svg:x="4.499cm" svg:y="5.066cm" presentation:class="outline">
          <draw:text-box>
            <text:p><text:span text:style-name="T26">par(mfrow=c(1,2))</text:span></text:p>
            <text:p><text:span text:style-name="T26">boxplot(logcounts, xlab="", </text:span></text:p>
            <text:p><text:span text:style-name="T26"><text:s text:c="4"/></text:span><text:span text:style-name="T26">ylab="Log2 counts per million",</text:span></text:p>
            <text:p><text:span text:style-name="T26"><text:s text:c="4"/></text:span><text:span text:style-name="T26">las=2, main="Unnormalised logCPM")</text:span></text:p>
            <text:p><text:span text:style-name="T26">## Let's add a blue horizontal line that </text:span></text:p>
            <text:p><text:span text:style-name="T26">## corresponds to the median logCPM</text:span></text:p>
            <text:p><text:span text:style-name="T26">abline(h=median(logcounts),col="blue")</text:span></text:p>
            <text:p><text:span text:style-name="T26"/></text:p>
            <text:p><text:span text:style-name="T26">boxplot(v$E, xlab="", ylab="Log2 counts per million", </text:span></text:p>
            <text:p><text:span text:style-name="T26"><text:s text:c="4"/></text:span><text:span text:style-name="T26">las=2, main="Voom transformed logCPM")</text:span></text:p>
            <text:p><text:span text:style-name="T26">## Let's add a blue horizontal line that corresponds to </text:span></text:p>
            <text:p><text:span text:style-name="T26">## the median logCPM</text:span></text:p>
            <text:p><text:span text:style-name="T26">abline(h=median(v$E),col="blue")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>
        <draw:frame presentation:style-name="pr8" draw:text-style-name="P1" draw:layer="layout" svg:width="22.5cm" svg:height="5.001cm" svg:x="4.499cm" svg:y="0.033cm" presentation:class="title" presentation:user-transformed="true">
          <draw:text-box>
            <text:p>Testing differential gene expression</text:p>
          </draw:text-box>
        </draw:frame>
        <draw:frame presentation:style-name="pr4" draw:text-style-name="P14" draw:layer="layout" svg:width="22.5cm" svg:height="14.746cm" svg:x="4.499cm" svg:y="5.066cm" presentation:class="outline" presentation:user-transformed="true">
          <draw:text-box>
            <text:list text:style-name="L3">
              <text:list-item>
                <text:p><text:span text:style-name="T27"># fit a linear model for each gene across all the</text:span></text:p>
              </text:list-item>
              <text:list-item>
                <text:p><text:span text:style-name="T27"># libraries</text:span></text:p>
              </text:list-item>
              <text:list-item>
                <text:p><text:span text:style-name="T27">fit &lt;- lmFit(y, design)</text:span></text:p>
              </text:list-item>
              <text:list-item>
                <text:p><text:span text:style-name="T27"># make a contrast matrix (the comparisons we want)</text:span></text:p>
              </text:list-item>
              <text:list-item>
                <text:p><text:span text:style-name="T27">cont.matrix &lt;- makeContrasts(</text:span></text:p>
              </text:list-item>
              <text:list-item>
                <text:p><text:span text:style-name="T27"><text:s text:c="4"/></text:span><text:span text:style-name="T27">B.PregVsLac=basal.pregnant - </text:span></text:p>
              </text:list-item>
              <text:list-item>
                <text:p><text:span text:style-name="T27"><text:s text:c="4"/></text:span><text:span text:style-name="T27">basal.lactate, </text:span></text:p>
              </text:list-item>
              <text:list-item>
                <text:p><text:span text:style-name="T27"><text:s text:c="4"/></text:span><text:span text:style-name="T27">levels=design)</text:span></text:p>
              </text:list-item>
              <text:list-item>
                <text:p><text:span text:style-name="T27">cont.matrix</text:span></text:p>
              </text:list-item>
              <text:list-item>
                <text:p><text:span text:style-name="T27">fit.cont &lt;- contrasts.fit(fit, cont.matrix)</text:span></text:p>
              </text:list-item>
              <text:list-item>
                <text:p><text:span text:style-name="T27">fit.cont&lt;- eBayes(fit.cont)</text:span></text:p>
              </text:list-item>
              <text:list-item>
                <text:p><text:span text:style-name="T27">dim(fit.cont)</text:span></text:p>
              </text:list-item>
              <text:list-item>
                <text:p><text:span text:style-name="T27">summa.fit &lt;- decideTests(fit.cont)</text:span></text:p>
              </text:list-item>
              <text:list-item>
                <text:p><text:span text:style-name="T27">summary(summa.fit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 presentation:user-transformed="true">
          <draw:text-box>
            <text:p>A better summary</text:p>
          </draw:text-box>
        </draw:frame>
        <draw:frame presentation:style-name="pr4" draw:text-style-name="P15" draw:layer="layout" svg:width="22.5cm" svg:height="12.179cm" svg:x="4.499cm" svg:y="5.199cm" presentation:class="outline" presentation:user-transformed="true">
          <draw:text-box>
            <text:p><text:span text:style-name="T28">topTable(fit.cont,coef="B.PregVsLac",sort.by="p")</text:span></text:p>
            <text:p><text:span text:style-name="T28"># Add annotation</text:span></text:p>
            <text:p><text:span text:style-name="T28">columns(org.Mm.eg.db)</text:span></text:p>
            <text:p><text:span text:style-name="T28">ann &lt;- select(org.Mm.eg.db, keys=rownames(fit.cont), </text:span></text:p>
            <text:p><text:span text:style-name="T28"><text:s text:c="8"/></text:span><text:span text:style-name="T28">columns=c("ENTREZID", "SYMBOL", "GENENAME"))</text:span></text:p>
            <text:p><text:span text:style-name="T28"># Have a look at the annotation</text:span></text:p>
            <text:p><text:span text:style-name="T28">head(ann)</text:span></text:p>
            <text:p><text:span text:style-name="T28">fit.cont$genes &lt;- ann</text:span></text:p>
            <text:p><text:span text:style-name="T28">topTable(fit.cont,coef="B.PregVsLac",sort.by="p")</text:span></text:p>
            <text:p><text:span text:style-name="T28">limma.res &lt;- topTable(fit.cont,coef="B.PregVsLac",sort.by="p",n="Inf")</text:span></text:p>
            <text:p><text:span text:style-name="T28">write.csv(limma.res,file="B.PregVsLacResults.csv",row.names=FALSE)</text:span></text:p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 presentation:user-transformed="true">
          <draw:text-box>
            <text:p>More plots</text:p>
          </draw:text-box>
        </draw:frame>
        <draw:frame presentation:style-name="pr4" draw:text-style-name="P16" draw:layer="layout" svg:width="22.5cm" svg:height="12.179cm" svg:x="4.499cm" svg:y="5.066cm" presentation:class="outline" presentation:user-transformed="true">
          <draw:text-box>
            <text:p><text:span text:style-name="T29"># We want to highlight the significant genes. </text:span></text:p>
            <text:p><text:span text:style-name="T29"># We can get this from decideTests.</text:span></text:p>
            <text:p><text:span text:style-name="T29">par(mfrow=c(1,2))</text:span></text:p>
            <text:p><text:span text:style-name="T29">plotMD(fit.cont, coef=1, status=summa.fit[,"B.PregVsLac"], </text:span></text:p>
            <text:p><text:span text:style-name="T29"><text:s text:c="7"/></text:span><text:span text:style-name="T29">values = c(-1, 1))</text:span></text:p>
            <text:p><text:span text:style-name="T29"># For the volcano plot we have to specify how many of the</text:span></text:p>
            <text:p><text:span text:style-name="T29"># top genes to highlight.</text:span></text:p>
            <text:p><text:span text:style-name="T29"># We can also specify that we want to plot the gene symbol </text:span></text:p>
            <text:p><text:span text:style-name="T29"># for the highlighted genes.</text:span></text:p>
            <text:p><text:span text:style-name="T29"># let's highlight the top 100 most DE genes</text:span></text:p>
            <text:p><text:span text:style-name="T29">volcanoplot(fit.cont, coef=1, highlight=100, </text:span></text:p>
            <text:p><text:span text:style-name="T29"><text:s text:c="12"/></text:span><text:span text:style-name="T29">names=fit.cont$genes$SYMBOL)</text:span></text:p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 presentation:user-transformed="true">
          <draw:text-box>
            <text:p>And more...</text:p>
          </draw:text-box>
        </draw:frame>
        <draw:frame presentation:style-name="pr4" draw:text-style-name="P16" draw:layer="layout" svg:width="22.5cm" svg:height="12.179cm" svg:x="4.499cm" svg:y="5.066cm" presentation:class="outline" presentation:user-transformed="true">
          <draw:text-box>
            <text:p><text:span text:style-name="T29">par(mfrow=c(1,3))</text:span></text:p>
            <text:p><text:span text:style-name="T29"># Let's look at the first gene in the topTable, </text:span></text:p>
            <text:p><text:span text:style-name="T29"># Wif1, which has a rowname 24117</text:span></text:p>
            <text:p><text:span text:style-name="T29">stripchart(v$E["24117",]~group)</text:span></text:p>
            <text:p><text:span text:style-name="T29"># This plot is ugly, let's make it better</text:span></text:p>
            <text:p><text:span text:style-name="T29">stripchart(v$E["24117",]~group, vertical=TRUE, las=2,</text:span></text:p>
            <text:p><text:span text:style-name="T29"><text:s text:c="8"/></text:span><text:span text:style-name="T29">cex.axis=0.8, pch=16, col=1:6, method="jitter")</text:span></text:p>
            <text:p><text:span text:style-name="T29"># Let's use nicer colours</text:span></text:p>
            <text:p><text:span text:style-name="T29">nice.col &lt;- brewer.pal(6,name="Dark2")</text:span></text:p>
            <text:p><text:span text:style-name="T29">stripchart(v$E["24117",]~group, vertical=TRUE, las=2,</text:span></text:p>
            <text:p><text:span text:style-name="T29"><text:s text:c="4"/></text:span><text:span text:style-name="T29">cex.axis=0.8, pch=16, cex=1.3, col=nice.col, method="jitter",</text:span></text:p>
            <text:p><text:span text:style-name="T29"><text:s text:c="4"/></text:span><text:span text:style-name="T29">ylab="Normalised log2 expression", main="Wif1")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And more</text:p>
          </draw:text-box>
        </draw:frame>
        <draw:frame presentation:style-name="pr4" draw:text-style-name="P17" draw:layer="layout" svg:width="22.5cm" svg:height="12.179cm" svg:x="4.499cm" svg:y="5.066cm" presentation:class="outline">
          <draw:text-box>
            <text:p><text:span text:style-name="T30">group2 &lt;- group</text:span></text:p>
            <text:p><text:span text:style-name="T30">levels(group2) &lt;- c("basal.lactate", "basal.preg", <text:s text:c="2"/></text:span></text:p>
            <text:p><text:span text:style-name="T30"><text:s text:c="4"/></text:span><text:span text:style-name="T30">"basal.virgin", "lum.lactate", "lum.preg", </text:span></text:p>
            <text:p><text:span text:style-name="T30"><text:s text:c="4"/></text:span><text:span text:style-name="T30">"lum.virgin")</text:span></text:p>
            <text:p><text:span text:style-name="T30">glXYPlot(x=fit.cont$coefficients[,1], </text:span></text:p>
            <text:p><text:span text:style-name="T30"><text:s text:c="9"/></text:span><text:span text:style-name="T30">y=fit.cont$lods[,1], </text:span></text:p>
            <text:p><text:span text:style-name="T30"><text:s text:c="9"/></text:span><text:span text:style-name="T30">xlab="logFC", ylab="B", </text:span></text:p>
            <text:p><text:span text:style-name="T30"><text:s text:c="9"/></text:span><text:span text:style-name="T30">main="B.PregVsLac",</text:span></text:p>
            <text:p><text:span text:style-name="T30"><text:s text:c="9"/></text:span><text:span text:style-name="T30">counts=y$counts, groups=group2, </text:span></text:p>
            <text:p><text:span text:style-name="T30"><text:s text:c="9"/></text:span><text:span text:style-name="T30">status=summa.fit[,1],</text:span></text:p>
            <text:p><text:span text:style-name="T30"><text:s text:c="9"/></text:span><text:span text:style-name="T30">anno=fit.cont$genes, side.main="ENTREZID",</text:span></text:p>
            <text:p><text:span text:style-name="T30"><text:s text:c="9"/></text:span><text:span text:style-name="T30">folder="volcano")</text:span></text:p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Testing RElative to A Threshold</text:p>
          </draw:text-box>
        </draw:frame>
        <draw:frame presentation:style-name="pr4" draw:text-style-name="P18" draw:layer="layout" svg:width="22.5cm" svg:height="11.19cm" svg:x="4.499cm" svg:y="5.066cm" presentation:class="outline" presentation:user-transformed="true">
          <draw:text-box>
            <text:p><text:span text:style-name="T31"># Let's decide that we are only interested in genes</text:span></text:p>
            <text:p><text:span text:style-name="T31"># that have a absolute logFC of 1.</text:span></text:p>
            <text:p><text:span text:style-name="T31"># This corresponds to a fold change of 2, or 0.5 </text:span></text:p>
            <text:p><text:span text:style-name="T31"># (i.e. double or half).</text:span></text:p>
            <text:p><text:span text:style-name="T31"># We can perform a treat analysis which ranks our </text:span></text:p>
            <text:p><text:span text:style-name="T31"># genes according to p-value AND logFC.</text:span></text:p>
            <text:p><text:span text:style-name="T31"># This is easy to do after our analysis, we just give to </text:span></text:p>
            <text:p><text:span text:style-name="T31"># the treat function the fit.cont object and specify our cut-off.</text:span></text:p>
            <text:p><text:span text:style-name="T31">fit.treat &lt;- treat(fit.cont,lfc=1)</text:span></text:p>
            <text:p><text:span text:style-name="T31">res.treat &lt;- decideTests(fit.treat)</text:span></text:p>
            <text:p><text:span text:style-name="T31">summary(res.treat)</text:span></text:p>
            <text:p><text:span text:style-name="T31">topTable(fit.treat,coef=1,sort.by="p")</text:span></text:p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Visually</text:p>
          </draw:text-box>
        </draw:frame>
        <draw:frame presentation:style-name="pr4" draw:text-style-name="P18" draw:layer="layout" svg:width="22.5cm" svg:height="12.179cm" svg:x="4.499cm" svg:y="5.065cm" presentation:class="outline" presentation:user-transformed="true">
          <draw:text-box>
            <text:p><text:span text:style-name="T31"># Notice that much fewer genes are </text:span></text:p>
            <text:p><text:span text:style-name="T31"># highlighted in the MAplot</text:span></text:p>
            <text:p><text:span text:style-name="T31">par(mfrow=c(1,2))</text:span></text:p>
            <text:p><text:span text:style-name="T31">plotMD(fit.treat, coef=1,</text:span></text:p>
            <text:p><text:span text:style-name="T31"><text:s text:c="4"/></text:span><text:span text:style-name="T31">status=res.treat[,"B.PregVsLac"], </text:span></text:p>
            <text:p><text:span text:style-name="T31"><text:s text:c="4"/></text:span><text:span text:style-name="T31">values=c(-1,1))</text:span></text:p>
            <text:p><text:span text:style-name="T31">abline(h=0,col="grey")</text:span></text:p>
            <text:p><text:span text:style-name="T31">plotMD(fit.treat, coef=2,</text:span></text:p>
            <text:p><text:span text:style-name="T31"><text:s text:c="4"/></text:span><text:span text:style-name="T31">status=res.treat[,"L.PregVsLac"], values=c(-1,1))</text:span></text:p>
            <text:p><text:span text:style-name="T31">abline(h=0,col="grey")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draw:frame presentation:style-name="pr1" draw:text-style-name="P1" draw:layer="layout" svg:width="22.5cm" svg:height="3.466cm" svg:x="4.499cm" svg:y="0.799cm" presentation:class="title">
          <draw:text-box>
            <text:p>If you got here...</text:p>
          </draw:text-box>
        </draw:frame>
        <draw:frame presentation:style-name="pr4" draw:text-style-name="P1" draw:layer="layout" svg:width="22.5cm" svg:height="12.179cm" svg:x="4.499cm" svg:y="5.066cm" presentation:class="outline">
          <draw:text-box>
            <text:list text:style-name="L3">
              <text:list-item>
                <text:p>You can now continue alone.</text:p>
              </text:list-item>
              <text:list-item>
                <text:p>Simply follow any of the fine tutorials available on the web</text:p>
              </text:list-item>
              <text:list-item>
                <text:p>Such as this one</text:p>
                <text:list>
                  <text:list-item>
                    <text:p><text:a xlink:href="http://combine-australia.github.io/RNAseq-R/" xlink:type="simple">http://combine-australia.github.io/RNAseq-R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Final Draft" svg:font-family="'Courier Final Draft'" style:font-pitch="fixed"/>
    <style:font-face style:name="Courier Final Draft2" svg:font-family="'Courier Final Draft'" style:font-adornments="Bold" style:font-pitch="fixed"/>
    <style:font-face style:name="Courier Final Draft3" svg:font-family="'Courier Final Draft'" style:font-adornments="Regular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urier Final Draft1" svg:font-family="'Courier Final Draft'" style:font-pitch="variable"/>
    <style:font-face style:name="Liberation Sans" svg:font-family="'Liberation Sans'" style:font-pitch="variable"/>
    <style:font-face style:name="Old Stamper" svg:font-family="'Old Stamper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size-asian="34.9000015258789pt" style:font-size-complex="34.9000015258789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7cm" fo:text-indent="0cm"/>
      <style:text-properties style:font-name="Liberation Sans3" fo:font-family="'Liberation Sans'" style:font-family-generic="swiss" style:font-pitch="variable"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Liberation Sans3" fo:font-family="'Liberation Sans'" style:font-family-generic="swiss" style:font-pitch="variable"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3" fo:font-family="'Liberation Sans'" style:font-family-generic="swiss" style:font-pitch="variable"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34.9000015258789pt" style:font-size-complex="34.9000015258789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6cm" svg:x="4.499cm" svg:y="0.799cm" presentation:class="title" presentation:placeholder="true">
        <draw:text-box/>
      </draw:frame>
      <draw:frame presentation:style-name="DNA-outline1" draw:layer="backgroundobjects" svg:width="22.5cm" svg:height="12.179cm" svg:x="4.499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39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4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4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9T08:40:28.651501956</meta:creation-date>
    <meta:editing-duration>PT4H8M33S</meta:editing-duration>
    <meta:editing-cycles>75</meta:editing-cycles>
    <meta:generator>LibreOffice/6.4.7.2$Linux_X86_64 LibreOffice_project/40$Build-2</meta:generator>
    <dc:title>DNA</dc:title>
    <dc:date>2024-04-11T08:51:20.541837721</dc:date>
    <meta:document-statistic meta:object-count="195"/>
  </office:meta>
</office:document-meta>
</file>